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indent="0.5in" style:auto-text-indent="false"/>
    </style:style>
    <style:style style:name="P2" style:family="paragraph" style:parent-style-name="Text_20_body">
      <style:paragraph-properties fo:margin-left="0in" fo:margin-right="0in" fo:text-indent="0.5in" style:auto-text-indent="false"/>
      <style:text-properties fo:font-size="12pt" style:font-size-asian="12pt"/>
    </style:style>
    <style:style style:name="P3" style:family="paragraph" style:parent-style-name="Text_20_body">
      <style:paragraph-properties fo:break-before="page"/>
      <style:text-properties fo:font-size="12pt" style:font-size-asian="12pt"/>
    </style:style>
    <style:style style:name="P4" style:family="paragraph" style:parent-style-name="Style4">
      <style:paragraph-properties fo:text-align="center" style:justify-single-word="false" fo:break-before="page"/>
      <style:text-properties fo:font-size="14pt" style:font-size-asian="14pt"/>
    </style:style>
    <style:style style:name="P5" style:family="paragraph" style:parent-style-name="Style3">
      <style:paragraph-properties fo:line-height="100%"/>
      <style:text-properties style:text-underline-style="none"/>
    </style:style>
    <style:style style:name="P6" style:family="paragraph" style:parent-style-name="Style3">
      <style:text-properties fo:font-size="14pt" style:text-underline-style="none" style:font-size-asian="14pt"/>
    </style:style>
    <style:style style:name="P7" style:family="paragraph" style:parent-style-name="Style3" style:master-page-name="Standard">
      <style:paragraph-properties fo:line-height="100%" style:page-number="auto"/>
    </style:style>
    <style:style style:name="T1" style:family="text">
      <style:text-properties fo:font-size="14pt" style:text-underline-style="none" style:font-size-asian="14pt"/>
    </style:style>
    <style:style style:name="T2" style:family="text">
      <style:text-properties fo:font-size="14pt" style:font-size-asian="14pt"/>
    </style:style>
    <style:style style:name="T3" style:family="text">
      <style:text-properties fo:font-size="12pt" style:font-size-asian="12pt"/>
    </style:style>
    <style:style style:name="T4" style:family="text">
      <style:text-properties style:text-underline-style="solid" style:text-underline-width="auto" style:text-underline-color="font-color"/>
    </style:style>
    <style:style style:name="T5" style:family="text">
      <style:text-properties fo:font-style="italic" style:font-style-asian="italic"/>
    </style:style>
    <style:style style:name="T6" style:family="text">
      <style:text-properties style:font-name="Symbol"/>
    </style:style>
    <style:style style:name="T7" style:family="text">
      <style:text-properties style:text-position="sub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9" text:is-list-header="true"><text:span text:style-name="T1">Constructivism and Math and Science Education</text:span></text:h>
      <text:h text:style-name="P5" text:outline-level="9" text:is-list-header="true">Dr. Steve Atkins</text:h>
      <text:h text:style-name="P5" text:outline-level="9" text:is-list-header="true">Surry Community College</text:h>
      <text:h text:style-name="P5" text:outline-level="9" text:is-list-header="true"/>
      <text:h text:style-name="P5" text:outline-level="9" text:is-list-header="true"/>
      <text:p text:style-name="P1"><text:span text:style-name="T3">Constructivist epistemologies have provided researchers and educators useful ways to understand learning. The dominant paradigm in the literature on mathematics and science education is constructivism. Constructivists’ contend that knowledge is actively constructed, not passively received or transmitted. Much of constructivism is based on the works of Piaget (1978) who viewed subjects as builders of knowledge, not passive receptors or “tabula rasas.” Thus, constructivists maintain that knowledge can not be directly imparted from teacher to student, but must be constructed by the individual learner. From this perspective, methods of instructional design are in sharp contrast to the traditional view of learning that sees concepts as transferable and “ready-made” from teachers to students. </text:span></text:p>
      <text:p text:style-name="P1"><text:span text:style-name="T3">Constructivists equate knowing math or science with “doing.” This view suggests that these disciplines are not a fixed body of rote facts and procedures, but rather a growing and changing fields, whose practice involves experimentation, reasoning, and argumentation (MSEB, &amp; NRC, 1990). Slavin (1986) stated that activities in which students are encouraged to form hypotheses, test the hypothesis, and to make connections between procedures and concepts help them to construct their own understandings of scientific and mathematical ideas. </text:span></text:p>
      <text:p text:style-name="P2">Hence, constructivists oppose traditional teaching methods based on “imitation and reliance on rote memorization of basic facts and procedures” (Goldin, 1990, p.31). They advocate that effective teaching be approached by creating active learning environments that respect the development of students’ diverse and idiosyncratically constructed knowledge (Golden, 1990). Constructivists contend that teachers should reduce the exclusive use of lecture to “transmit” knowledge, and increase “two-way” communication in the classroom in order to become aware of how students are thinking and to allow students to engage in meaningful dialog with the teacher (Mestre, 1987). From this perspective, contructivists contend that the emphasis of teaching should shift from ensuring that a student can correctly reproduce what he or she has been shown to concentrating on assisting students in organizing and modifying her or his mental schemas. </text:p>
      <text:p text:style-name="P2">Constructivists such as Blais have described how traditional teaching practices often affect the learner. Blais (1988) stated that traditional teaching in mathematics that involves giving students a maximum of explanation implies the creation of a listener-follower role for students. Such a role, he conjectures, contributes to dependence, fosters the growth of learned helplessness, and encourages students to memorize information instead of construct robust knowledge structures. Blais contended that traditional mathematics courses focus too much on transmitting content at the expense of thought processes. He felt that the focus should be on the development of thinking skills and conceptual understanding.</text:p>
      <text:p text:style-name="P1"><text:span text:style-name="T3">In summary, constructivism offers a different view of teaching from the traditional positivist/behaviorist paradigm of teaching. The center of classroom teaching </text:span><text:soft-page-break/><text:span text:style-name="T3">shifts from teacher-centered to a focus on student knowledge and experiences. The emphasis of professional development activities on campus are designed to more actively engage students in learning. Recent workshops on cooperative learning and critical thinking are two important venues that address how faculty can develop classroom environments to more effectively address students’ construction of meaningful concepts.</text:span></text:p>
      <text:p text:style-name="P3"/>
      <text:p text:style-name="Text_20_body"/>
      <text:p text:style-name="Text_20_body"/>
      <text:p text:style-name="Text_20_body"/>
      <text:p text:style-name="Text_20_body"/>
      <text:p text:style-name="Text_20_body"/>
      <text:p text:style-name="Text_20_body"/>
      <text:p text:style-name="Text_20_body"/>
      <text:h text:style-name="P6" text:outline-level="9" text:is-list-header="true">Multiple Representations</text:h>
      <text:p text:style-name="Text_20_body"><text:tab/>Multiple representations of mathematical concepts is an important topic in the field of mathematics education today in both research and curriculum development (Kieren, 1988). Improving students’ ability to move among tabular, symbolic, and graphical representations of functions are explicit objectives in the NCTM <text:span text:style-name="T4">Standards</text:span><text:span text:style-name="T5"> </text:span>(1989). Moreover, <text:span text:style-name="T4">Crossroads in Mathematics: Standards for College Mathematics before Calculus</text:span><text:span text:style-name="T5"> </text:span>(The American Mathematical Association of Two-Year Colleges<text:span text:style-name="T5"> </text:span>[AMATYC], 1995)<text:span text:style-name="T5"> </text:span>asserted that students need to represent mathematical situations symbolically and use a combination of appropriate symbolic, graphical and numerical methods to form conjectures about mathematical problems. The AMATYC <text:span text:style-name="T4">Standards</text:span> (1995) further recommended that “students attain verbal, numerical, graphical and symbolic representations of the function concept and that these multiple-representations be incorporated as a central theme of mathematics”(p.13). </text:p>
      <text:p text:style-name="Text_20_body"><text:tab/>The representations that are of key interest to educators in calculus teaching, algebraic, numeric, graphs, and verbal descriptions are often described in the research literature as external representations (Janvier, 1987). Dufour-Janvier, Bednarz, &amp; Belanger (1987) indicated that external representations involve written symbols, language, and real objects whose function is to represent externally certain mathematical realities. In contrast, internal representations of mathematical concepts are the mental images or meanings that individuals construct from external representations. Hiebert and Carpenter (1992) stated that connections between students’ internal representations can be induced or constructed by having the student build connections between corresponding external representations. They further contended that a student’s understanding of mathematical concepts is determined by the number and strength of the connections within and between internal representations. Based on this interpretation of understanding, a major goal of mathematics instruction is to assist students to construct large, well-connected networks of internal representations. Rosenshine (1995) contended that activities such as organizing information, summarizing information, or comparing new material with prior material are activities that require processing and could help students to develop and strengthen their connections between mental representations. <text:s text:c="2"/></text:p>
      <text:p text:style-name="Text_20_body"><text:tab/>Hiebert &amp; Carpenter <text:s/>(1992) stated that the “nature and role of the internal representation is influenced and constrained by the external situation being represented” (p. 66). Piez &amp; Voxman (1997) agree, stating that each external representation emphasizes and conceals various aspects of concepts, and thus students could gain a more thorough understanding of mathematical concepts, such as functions, if they are explored using symbolic, graphical, and numerical methods. Moreover, Norman and Pritchard (1994) indicated that students’ understanding of and facility with multiple representations of calculus concepts and processes - symbolic, graphical, and numerical - are essential for a thorough understanding of calculus and problems that require calculus. Other researchers agree that multiple representations have the potential to enhance students’ understanding of important mathematics. Kaput (1992) stated that using more than one representational system enables teachers to present a clearer picture of a concept. Goldenberg (1988) claimed that multiple-linked representations of concepts can reduce ambiguities that might occur in an isolated representation.</text:p>
      <text:p text:style-name="Text_20_body"><text:tab/>Past theoretic and research literature on mathematics education have suggested that teaching should emphasize multiple representations and connections in the classroom. Bruner (1960) and Dienes and <text:soft-page-break/>Golding (1971) claimed that concept learning is enhanced when a concept is presented in a variety of contexts. Bruner contended that students should be allowed to construct different representations of concepts, and he asserted that representations the learner has constructed for himself are more accessible for retrieval and more likely to be applied correctly in appropriate situations. Skemp (1978) stated that students who are able to connect mathematical symbols to appropriate referents (representations) possess relational schemas that assist them in solving problems even when they forget the rules for conducting operations.</text:p>
      <text:p text:style-name="Text_20_body"><text:tab/>A good quantity of the research related to the use of different representations has involved the use of manipulatives in the teaching of arithmetic. Although results of these studies do not involve advanced mathematics, Bruner’s (1960) research on how students come to understand abstract symbol systems may provide a useful framework for researchers who study multiple-representations of concepts. Bruner’s theorem of contrast and variation states that the procedure of going from concrete representations of concepts to more abstract representations involves the operations of contrast and variation. He suggested that when teaching mathematics, it is necessary to provide many and varied examples and representations of concepts so that students will learn that each general, abstract mathematical structure is quite different from more specific and more concrete representations of that structure. In order to help students build a deep understanding of mathematical symbols, Bruner contended that students be allowed to discuss the differences and similarities among various embodiments of concepts. Janvier (1987) urged teachers to help students observe the contrast and variations among mathematical structures, and to become aware of students’ connections between mathematical structures and their representations. </text:p>
      <text:p text:style-name="Text_20_body"><text:tab/>Dreyfus and Eisenberg (1986) stated that complete understanding of mathematical functions requires focusing on horizontal translations between external representations. Horizontal transfer is the process of taking a concept from one setting and applying the same concept in a different setting. This form of transfer generally involves having students make translations from one representation of a concept to a different representation. For example, activities that require students to sketch the graph of a function given numerical information about its first derivative is a horizontal transfer task. </text:p>
      <text:p text:style-name="Text_20_body"><text:tab/>Janivier (1987) indicated that multiple-representations are problematic for the learner and that transfering or making correspondences among different representations is not trivial. Couco (1994) stated that students often learn to make connections between transformations of equations and transformations of graphs but do not recognize the processes that are represented by the notational conventions. In this case they have nothing to fall back on. For example, when students forget the rules, they cannot reason or determine how to perform a particular transformation based on a conceptual understanding of the processes involved. For instance, students who forget the rules for transformation of graphs cannot derive a representative graph by reflecting on their understanding of the processes that give meaning to mathematical functions. Dubinsky (1992) stated that in calculus learning, students who have not “interiorized” the derivative process may not be able to find the derivative of a function at a point if a derivative’s symbolic representation is too difficult for them to obtain or if they have forgotten the appropriate rule. </text:p>
      <text:p text:style-name="Text_20_body"><text:tab/>Ferrini-Mundy and Lauten (1994) stated that students in secondary schools and beyond have limited facility in translating between graphical representations in the Cartesian plane and representations in the formal algebraic system. This view is supported by an earlier study conducted by Ferrini-Mundy and Graham (1991) in which students were reported to (a) view algebraic and graphical data of the same information as independent, (b) comfortably use contradictory methods of reasoning in each of these settings, and (c) make connections only within certain contexts and concepts. For instance, one student involved in the study could connect information provided in a symbolic form to information about its graphical representation when discussing the continuity of a function, but could not make the connection when discussing the derivative. Eisenberg (1992) found that many students do not have a concept image of a function, which includes a graphical representation, stating that students seem to think of function concepts in only a symbolic mode. </text:p>
      <text:p text:style-name="Text_20_body"><text:tab/>Mundy (1985) has demonstrated how students are disinclined to use graphical representations in calculus even when a visual approach would be more useful. For example, she found that 90% of students computed <text:span text:style-name="T6"></text:span> -<text:span text:style-name="T7">2</text:span> <text:span text:style-name="T6"></text:span>x <text:span text:style-name="T6"></text:span><text:span text:style-name="T5">dx</text:span> <text:s/>as if the problem were <text:span text:style-name="T6"></text:span> -<text:span text:style-name="T7">2 </text:span>x <text:span text:style-name="T5">dx. <text:s/></text:span>Dreyfus and Eisenberg (1982) have found that students seldom use the graphs they draw. In their work, students sketched a correct graph for a problem, <text:soft-page-break/>but then simply ignored the sketch when evaluating the related integral. Other researchers have documented how students’ inability to establish correct connections between representations have detrimental effects on their ability to solve problems in calculus (Dreyfus &amp; Eisenberg, 1983; Norman &amp; Pritchard, 1994; Orton, 1983).</text:p>
      <text:p text:style-name="Text_20_body"><text:tab/>Sullivan (1995) conducted a study to evaluate a college mathematics curriculum emphasizing the development of conceptual and intuitive understandings of the concepts of differential calculus using numerical, graphical and symbolic representations of the concepts. Taped interviews of ninety minutes each were conducted individually with ten students who volunteered from the 31 students in the class. The interviewer then analyzed the audio transcripts of the interviews for evidence of conceptual understanding of the derivative and uses of the various representations. Two intriguing outcomes were suggested by the findings. First, students were inclined to view each representation separately. They tended to be able to reason within a representation, interpreting and drawing conclusions from it. However, they infrequently reasoned between these representations and were unable to connect among multiple representations and drew few conclusions about one representation from another. Secondly, students showed a preference for the symbolic. Although students often stated that the visual representations were more convincing, they hesitated to use them in any situation where their work would be evaluated.</text:p>
      <text:p text:style-name="Text_20_body"><text:tab/>Norman and Pritchard (1994) contended that a significant cognitive obstacle to the learning of calculus is related to students’ preferences for particular representations of concepts. Piaz and Voxman (1997) found that students preferences were difficult to change, and students were reluctant to use graphs to solve problems or check solutions. Similarly, most students’ intuitive notions of derivative center around symbolic differentiation while students’ ability to work with geometric or physical representations of the derivative is limited (Ferrini-Mundy &amp; Graham, 1991). Such views constrain a student's understanding of calculus processes (Tall, 1987; Kaput, 1985). </text:p>
      <text:p text:style-name="Text_20_body"><text:span text:style-name="T5"><text:tab/></text:span>Vinner (1989) found that students in college calculus show a definite bias toward a symbolic approach. Vinner taught a calculus class that emphasized the visual aspects of calculus. In this study, concepts such as continuity, derivative, increasing and decreasing functions, convexity, local minima and maxima, and the definite integral were approached from a visual starting point. In addition, during lecture, proofs had been given in both visual and algebraic contexts. Questionnaire data revealed that when students were asked to reproduce proofs they were reluctant to use visual approaches discussed in class.</text:p>
      <text:p text:style-name="Text_20_body"><text:tab/>Scher (1993) studied student’s conceptions of the derivative across multiple representations: graphical, symbolic, and numeric. When asked to sketch the graph of the derivative of a function given its graph, students in his study exhibited several conceptualizations: continuity is maintained from f (x) to f<text:span text:style-name="T2">’</text:span>(x), straight lines on f(x) map onto straight lines on f”(x), and the concept of horizontal lines having zero slope is more robust than other information regarding f(x) and f<text:span text:style-name="T2">’</text:span>(x). Scher also found that students appeal to pointwise readings of the derivative function without using “across-time notion of slope” (p. 12). Scher concluded that studying algebraical, graphical, and numerical representations, and the interplay between them gives students a firm base for their conceptual understanding of calculus. Similarly, Fless (1988) concluded from his research that graphical understanding and numerical approximations more readily lead to conceptual understanding in calculus. He advocated the presentation of applied problems prior to the definition of the concept in order to produce motivation for developing the concept and its properties. </text:p>
      <text:p text:style-name="Text_20_body"><text:tab/>Hartter (1995) investigated the relationship between using multiple representations and the study’s concept image of the derivative. The study focused on the understanding of the derivative developed by eight students enrolled in an introductory, undergraduate calculus course. The study was conducted as a qualitative study informed by observations, surveys, examinations, and interview data. An initial survey and interview provided information used to categorize each student’s prior understanding of the concepts of function and limit. After instruction, students’ understanding of the concept of the derivative was analyzed. The data showed that few students developed a conceptual understanding of the derivative, which included the notion that the behavior of derivative is that of a function representing a rate of change. Hartter concluded that findings suggest that a strong graphical understanding of the concept of functions is the most crucial component of this development. Additionally, the presentation through multiple representations appeared to enable the students to develop a more complete concept image of the derivative.</text:p>
      <text:p text:style-name="Text_20_body"><text:soft-page-break/><text:tab/>Wells (1995) investigated the effect of three different calculus class types on students’ conceptual knowledge of calculus topics. The three types of calculus classes were the MathExcel program, a writing intensive honors program, and a standard calculus course using the lecture and recitation method. The programs were studied over the course of one semester. Students in the Honor and MathExcel classes were not significantly different in terms of background variables such as ACT Math, verbal, and high school grade point average. Students in the Honors course scored significantly higher on a test of conceptual understanding than either the MathExcel students or the standard students did. However, the MathExcel students scored significantly higher on tests of procedural understanding than did the Honors students or students enrolled in the standard course. </text:p>
      <text:p text:style-name="Standard"><text:tab/>Wells stated that information from observation, document analysis, and interviews suggest that the amount of practice students have in seeing and doing questions that require conceptual knowledge to answer influences students’ performance on the conceptual exams. The researcher stated that the most important factor, however, on students’ success on the conceptual exam is a constant emphasis on concepts and the connections between and among concepts, representations, and procedures. Students in the Honors course felt the writing component of their course was vital to their conceptual understanding. On the basis of her analysis of results, the investigator concluded that the study demonstrated that a reformed calculus course that de-emphasizes procedures somewhat and increases emphasis on concepts and representations can help increase students’ conceptual knowledge of calculus topics.</text:p>
      <text:p text:style-name="Standard"/>
      <text:p text:style-name="P4">Metacognition</text:p>
      <text:p text:style-name="Text_20_body"><text:tab/>Current literature in mathematics education focuses on methodology which develops students’ metacognitive skills. The term metacognitive generally refers to one’s knowledge concerning one’s own thoughts. Research on the role of metacognition in mathematical activity has been concerned with two related components: (a) knowledge of one’s own thought processes, and (b) regulation and monitoring of one’s activity during problem solving (Schoenfeld, 1982). Schoenfeld (1987) asserted that good problem solving calls for using efficiently what you know, “If you don’t have a good sense of what you know, you may find it difficult to be an efficient problem solver” (p. 190). <text:s/></text:p>
      <text:p text:style-name="Text_20_body"><text:tab/>Writing is advocated as an effective tool for enhancing students’ metacognitive skills (Countryman, 1985; Marwine, 1989; Pearce &amp; Davidson, 1988). Vygotsky’s (1962) statement, “In written speech, we are obliged to create the situation, to represent it to ourselves” (p. 99), suggested the metacognitive nature of writing. Abel and Abel (1988), Marwine (1989), and Powell &amp; Lopez (1989) stressed that writing-to-learn activities have the potential to improve student awareness of their own thought processes and help students gain a better understanding of conceptual relationships. Emig (1977) asserted that writing actively engages students in the deliberate structuring of meaning and provides unique feedback to students since writers can immediately read the product of their own thinking. </text:p>
      <text:p text:style-name="Text_20_body"><text:tab/>Countryman (1992) advocated having students write about their learning processes to help students reveal to themselves how much they do or do not understand. Mayer and Hillman (1996) pointed out that writing helps students locate their difficulties. They claimed that requiring students to write about problems they are having in class or with homework often results in students asking more precise questions in class. Mayer &amp; Hillman (1996) offered an example of how the metacognitive aspects of writing benefited an AP calculus student by helping the student pinpoint his difficulty in understanding a homework problem. The student wrote the following about a homework assignment: </text:p>
      <text:p text:style-name="Block_20_Text"/>
      <text:p text:style-name="Block_20_Text">I had to stop doing my homework on section 7-2, because I am doing something wrong-something very critical –in all of the problems. For once I am able to pinpoint my problem. In doing integration by parts, one can make the first substitutions and derive some answer from the given equation <text:s/>“<text:span text:style-name="T6"></text:span> <text:span text:style-name="T5">udv</text:span> = <text:span text:style-name="T5">uv</text:span> - <text:span text:style-name="T6"></text:span><text:span text:style-name="T5">vdu</text:span>.” <text:s/>It is in the following step that I get confused…I simply don’t understand how to expand the new answer and integrate by parts the second time. Do I multiply, add or neither? Wait a minute, I think I might understand it again! Well almost. I got the problem right, but I’m missing a number sequence somewhere. At least I know what to ask tomorrow. (p. 429)</text:p>
      <text:p text:style-name="Block_20_Text"/>
      <text:p text:style-name="Block_20_Text"/>
      <text:p text:style-name="Text_20_body"><text:tab/>Schoenfeld (1987) stated that metacognition is related to the management or executive aspects of problem solving. Management aspects, according to Schoenfeld, “include (a) making sure that you understand what a problem is all about before you hastily attempt a solution; (b) planning; (c) monitoring, or keeping track of how well things are going during a solution; and (d) allocating resources, or deciding what to do, and for how long, as you work on the problem.” (pp. 190-191). Lester (1994) stated that teaching students management aspects of problem solving is a difficult task. Interventions may involve holding class discussions that focus on executive processes, and by frequently posing questions such as “What are you doing?” or “Why are you doing it?” (MSEB, &amp; NRC, 1989). According to Kenyon (1988) as students reflect on, write down, and react to their own thoughts and ideas, they enhance their executive or managerial problem-solving skills. Kasperak (1993) agreed that as students write they enhance their executive abilities and thus their metacognition skills. Powell and Lopez (1989) concluded that because writing provides students the opportunity to work with mathematical concepts in his or her own language it could support the metacognitive acts of monitoring and reflection. </text:p>
      <text:p text:style-name="Style4">Amendment of Misconceptions</text:p>
      <text:p text:style-name="Text_20_body"><text:soft-page-break/><text:tab/>Nussbaum and Novick (1982) stated that an important area of research is on the identification of misconceptions in the cognitive structures of learners. According to cognitive psychologists, misconceptions are amended as students are brought to reflect on their understanding and to recognize inconsistencies within their thinking (Simon, 1995; Piaget, 1978). The active effort to create new structures to handle anomalies is foundational in bringing about change (Simon, 1995). Nussbaum and Novick (1982) and Vallin (1994) contended that standard methods such as lecture, demonstrations, and class tests are poor methods to identify and correct many kinds of misconceptions. Because writing is believed to enhance the metacognitive act of reflection, several researchers have asserted that it can be used to facilitate the amendment of misconceptions (Abel and Abel, 1988; Countryman, 1985; Marwine, 1989; Miller &amp; England, 1989; Pearce &amp; Davidson, 1988; Platt, 1993; Powell &amp; Lopez, 1989; Vallin, 1994). </text:p>
      <text:p text:style-name="Text_20_body"><text:tab/>For the past few years researchers have encouraged development of models that support ways teachers can identify students’ misconceptions of mathematical concepts (Simon, 1995; Steffe &amp; Gale, 1995). One such model, developed by Skane (1993), investigated the efficacy of a conceptual change model in amending college students’ misconceptions about the distributive law - overgeneralizations of linearity that produce such errors as log (x+3) = log (x) + log(3). To amend this misconception in a community college precalculus course (n=68), the author implemented a method called a constructivist teaching sequence consisting of five stages of instruction: orientation, elicitation, restructuring, application, and review (reflection). During the elicitation phase students were given questionnaires containing problems that often involve student overgeneralization errors. Restructuring activities involved students discussing their answers to the questionnaires, negotiating reasons and answers until consensus was achieved, and noting in writing any changes in their understanding. This was followed by whole class discussion, with students presenting as many different reasons as possible and observing similarities and differences in items. Finally, the students reflected on the whole exercise and responded in writing to statements such as “I used to think.…” Results indicate that the conceptual change model was effective immediately and over time as a teaching strategy to amend misconceptions. Pretest and posttest results demonstrated positive amendment of distributive law misconceptions. Student comments were positive about the experience. Moreover, Skane (1993) stated that the writing component was the most important aspect of the conceptual change model she investigated.</text:p>
      <text:p text:style-name="Standard"><text:tab/>In summary, research reveals that students have well-entrenched misconceptions. In order to change these misconceptions constructivists theorize that students must undergo conceptual change by restructuring their mental schemas (Simon, 1995; <text:s/>Piaget, 1978). Skane’s models contribute toward understanding how writing can help facilitate conceptual change within the context of whole class instruction. Other researchers report that writing as an alternate form of assessment provides a natural vehicle for identifying students’ misconceptions (Borasi &amp; Rose, 1989; Hirsh &amp; King, 1983; Kasparek, 1993; Mayer &amp; Hillman, 1996; Miller, 1991; Miller &amp; England, 1989; Nahrgang &amp; Peterson, 1986; Pugalee, 1997). A summary and review of writing as a means of assessment foll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Standard" style:next-style-name="Text_20_body" style:default-outline-level="4" style:class="text">
      <style:paragraph-properties fo:keep-with-next="always">
        <style:tab-stops>
          <style:tab-stop style:position="0.1126in"/>
        </style:tab-stops>
      </style:paragraph-properties>
      <style:text-properties style:font-name="Tahoma" fo:font-family="Tahoma" style:font-family-generic="swiss" style:font-pitch="variable" fo:font-size="8pt" fo:font-style="italic" fo:font-weight="bold" style:letter-kerning="true" style:font-size-asian="8pt" style:font-style-asian="italic" style:font-weight-asian="bold" style:font-name-complex="Tahoma" style:font-family-complex="Tahoma"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_20_Bullet" style:display-name="List Bullet" style:family="paragraph" style:parent-style-name="List" style:list-style-name="WW8Num2">
      <style:text-properties style:font-name="Tahoma" fo:font-family="Tahoma" style:font-family-generic="swiss" style:font-pitch="variable" fo:font-size="8pt" style:font-size-asian="8pt" style:font-name-complex="Tahoma" style:font-family-complex="Tahoma" style:font-family-generic-complex="swiss" style:font-pitch-complex="variable"/>
    </style:style>
    <style:style style:name="Style3" style:family="paragraph" style:parent-style-name="Heading_20_9">
      <style:paragraph-properties fo:margin-top="0in" fo:margin-bottom="0in" style:contextual-spacing="false" fo:line-height="200%" fo:text-align="center" style:justify-single-word="false" fo:keep-with-next="always"/>
      <style:text-properties style:font-name="Times New Roman" fo:font-family="'Times New Roman'" style:font-family-generic="roman" style:font-pitch="variable" fo:font-size="12pt" style:text-underline-style="solid" style:text-underline-width="auto" style:text-underline-color="font-color" style:font-size-asian="12pt" style:font-name-complex="Times New Roman" style:font-family-complex="'Times New Roman'" style:font-family-generic-complex="roman" style:font-pitch-complex="variable" style:font-size-complex="10pt"/>
    </style:style>
    <style:style style:name="Block_20_Text" style:display-name="Block Text" style:family="paragraph" style:parent-style-name="Standard">
      <style:paragraph-properties fo:margin-left="0.2299in" fo:margin-right="0.3752in" fo:text-indent="0in" style:auto-text-indent="false"/>
      <style:text-properties fo:font-size="12pt" style:font-size-asian="12pt"/>
    </style:style>
    <style:style style:name="Style4" style:family="paragraph" style:parent-style-name="Standard">
      <style:paragraph-properties fo:line-height="200%"/>
      <style:text-properties fo:font-size="12pt" style:text-underline-style="solid" style:text-underline-width="auto" style:text-underline-color="font-color" style:font-size-asian="12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structivism</dc:title>
    <meta:initial-creator>Blake Atkins</meta:initial-creator>
    <meta:creation-date>2009-12-08T22:50:00</meta:creation-date>
    <dc:creator>Steve Atkins</dc:creator>
    <dc:date>2009-12-08T22:50:00</dc:date>
    <meta:print-date>2001-05-24T15:12:00</meta:print-date>
    <meta:editing-cycles>2</meta:editing-cycles>
    <meta:editing-duration>P15824DT17H31M44S</meta:editing-duration>
    <meta:document-statistic meta:table-count="0" meta:image-count="0" meta:object-count="0" meta:page-count="8" meta:paragraph-count="35" meta:word-count="3896" meta:character-count="27254" meta:non-whitespace-character-count="23348"/>
    <meta:generator>LibreOffice/4.1.4.2$Windows_x86 LibreOffice_project/0a0440ccc0227ad9829de5f46be37cfb6edcf72</meta:generator>
  </office:meta>
</office:document-meta>
</file>